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letInstance.set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Instance.CopletInstance( String id , CopletDefinition de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pletInstance.getAttribut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Instance.removeTemporaryAttribut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Instance.setSize( int siz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pletInstance.getTemporary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Instance.getCoplet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Instance.getTemporaryAttribut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Instance.getTit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pletInstance.setCopletDefinition( final CopletDefinition c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Instance.CopletInstance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Instance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Instance.getInstance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Instance.removeAttribut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Instance.setAttribute( String ke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pletInstance.setTemporaryAttribute( String ke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pletInstance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pletInstance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Instance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